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0.81pt"/>
    </style:style>
    <style:style style:name="co19" style:family="table-column">
      <style:table-column-properties fo:break-before="auto" style:column-width="72.85pt"/>
    </style:style>
    <style:style style:name="co20" style:family="table-column">
      <style:table-column-properties fo:break-before="auto" style:column-width="79.91pt"/>
    </style:style>
    <style:style style:name="co21" style:family="table-column">
      <style:table-column-properties fo:break-before="auto" style:column-width="94.96pt"/>
    </style:style>
    <style:style style:name="co22" style:family="table-column">
      <style:table-column-properties fo:break-before="auto" style:column-width="73.81pt"/>
    </style:style>
    <style:style style:name="co23" style:family="table-column">
      <style:table-column-properties fo:break-before="auto" style:column-width="124.75pt"/>
    </style:style>
    <style:style style:name="co24" style:family="table-column">
      <style:table-column-properties fo:break-before="auto" style:column-width="83.2pt"/>
    </style:style>
    <style:style style:name="co25" style:family="table-column">
      <style:table-column-properties fo:break-before="auto" style:column-width="175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3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6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cc0000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eeeeee" fo:border="0.06pt solid #000000"/>
    </style:style>
    <style:style style:name="ce23" style:family="table-cell" style:parent-style-name="Default">
      <style:table-cell-properties fo:background-color="#ffff00"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66ffff" fo:border="0.06pt solid #000000"/>
    </style:style>
    <style:style style:name="ce29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51" style:family="table-cell" style:parent-style-name="Default">
      <style:table-cell-properties fo:background-color="#ff6600"/>
    </style:style>
    <style:style style:name="ce5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5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56" style:family="table-cell" style:parent-style-name="Default">
      <style:table-cell-properties fo:background-color="#66ffff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2"/>
    <style:style style:name="ce6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7"/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71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7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7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order-bottom="none" fo:border-left="0.06pt solid #000000" fo:border-right="none" fo:border-top="none"/>
    </style:style>
    <style:style style:name="ce79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80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8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2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83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 calcext:value-type="string">
            <text:p>Power</text:p>
          </table:table-cell>
          <table:table-cell table:style-name="ce21" table:number-columns-repeated="3"/>
          <table:table-cell table:style-name="ce29" office:value-type="string" calcext:value-type="string">
            <text:p>Peak</text:p>
          </table:table-cell>
          <table:table-cell table:style-name="ce50"/>
          <table:table-cell table:style-name="ce5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1" table:number-columns-repeated="4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DAY 1</text:p>
          </table:table-cell>
          <table:table-cell table:style-name="ce22" office:value-type="string" calcext:value-type="string">
            <text:p>Day 2</text:p>
          </table:table-cell>
          <table:table-cell table:style-name="ce22" office:value-type="string" calcext:value-type="string">
            <text:p>Day 3</text:p>
          </table:table-cell>
          <table:table-cell table:style-name="ce22" office:value-type="string" calcext:value-type="string">
            <text:p>Day 4</text:p>
          </table:table-cell>
          <table:table-cell table:style-name="ce26" office:value-type="string" calcext:value-type="string">
            <text:p>Day 5</text:p>
          </table:table-cell>
          <table:table-cell table:style-name="ce26" office:value-type="string" calcext:value-type="string">
            <text:p>Day 6</text:p>
          </table:table-cell>
          <table:table-cell table:style-name="ce26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SU</text:p>
          </table:table-cell>
          <table:table-cell table:style-name="ce22" office:value-type="string" calcext:value-type="string">
            <text:p>MO</text:p>
          </table:table-cell>
          <table:table-cell table:style-name="ce22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</text:p>
          </table:table-cell>
          <table:table-cell table:style-name="ce26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22" office:value-type="string" calcext:value-type="string">
            <text:p>Jumping Variations</text:p>
          </table:table-cell>
          <table:table-cell table:style-name="ce22"/>
          <table:table-cell table:style-name="ce22" office:value-type="string" calcext:value-type="string">
            <text:p>Jumping Stand</text:p>
          </table:table-cell>
          <table:table-cell table:style-name="ce22"/>
          <table:table-cell table:style-name="ce26"/>
          <table:table-cell table:style-name="ce26" office:value-type="string" calcext:value-type="string">
            <text:p>Jumping Run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23" office:value-type="string" calcext:value-type="string">
            <text:p>Snatch MED</text:p>
          </table:table-cell>
          <table:table-cell table:style-name="ce25" office:value-type="string" calcext:value-type="string">
            <text:p>Clean MED</text:p>
          </table:table-cell>
          <table:table-cell table:style-name="ce27" office:value-type="string" calcext:value-type="string">
            <text:p>Complex Drop Snatch </text:p>
          </table:table-cell>
          <table:table-cell table:style-name="ce28" office:value-type="string" calcext:value-type="string">
            <text:p>Clean Single</text:p>
          </table:table-cell>
          <table:table-cell table:style-name="ce28" office:value-type="string" calcext:value-type="string">
            <text:p>Snatch Single</text:p>
          </table:table-cell>
          <table:table-cell table:style-name="ce28" office:value-type="string" calcext:value-type="string">
            <text:p>Clean &amp; Jerk</text:p>
          </table:table-cell>
          <table:table-cell table:style-name="ce26"/>
          <table:table-cell/>
          <table:table-cell table:style-name="ce56" office:value-type="string" calcext:value-type="string">
            <text:p>light volume</text:p>
          </table:table-cell>
        </table:table-row>
        <table:table-row table:style-name="ro1">
          <table:table-cell table:number-columns-repeated="2"/>
          <table:table-cell table:style-name="ce22" table:number-columns-repeated="3"/>
          <table:table-cell/>
          <table:table-cell table:style-name="ce26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22"/>
          <table:table-cell table:style-name="ce24" office:value-type="string" calcext:value-type="string">
            <text:p>Push Press</text:p>
          </table:table-cell>
          <table:table-cell table:style-name="ce22"/>
          <table:table-cell table:style-name="ce23" office:value-type="string" calcext:value-type="string">
            <text:p>Jerk MED</text:p>
          </table:table-cell>
          <table:table-cell table:style-name="ce26"/>
          <table:table-cell office:value-type="string" calcext:value-type="string">
            <text:p>(JERK)</text:p>
          </table:table-cell>
          <table:table-cell table:style-name="ce26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24" office:value-type="string" calcext:value-type="string">
            <text:p>Paused Backsquat</text:p>
          </table:table-cell>
          <table:table-cell table:style-name="ce22"/>
          <table:table-cell table:style-name="ce23" office:value-type="string" calcext:value-type="string">
            <text:p><text:s/>Backsquat</text:p>
          </table:table-cell>
          <table:table-cell table:style-name="ce22"/>
          <table:table-cell table:style-name="ce28" office:value-type="string" calcext:value-type="string">
            <text:p>Front Squat</text:p>
          </table:table-cell>
          <table:table-cell table:style-name="ce2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22"/>
          <table:table-cell table:style-name="ce24" office:value-type="string" calcext:value-type="string">
            <text:p>Defizit Deadlift</text:p>
          </table:table-cell>
          <table:table-cell table:style-name="ce22"/>
          <table:table-cell table:style-name="ce23" office:value-type="string" calcext:value-type="string">
            <text:p>SLDL</text:p>
          </table:table-cell>
          <table:table-cell table:style-name="ce26"/>
          <table:table-cell table:style-name="ce28" office:value-type="string" calcext:value-type="string">
            <text:p>Deadlift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1" table:number-columns-repeated="4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/>
          <table:table-cell table:style-name="ce21" table:number-columns-repeated="2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1" table:number-columns-repeated="4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21" table:number-columns-repeated="4"/>
          <table:table-cell table:style-name="ce31"/>
          <table:table-cell table:style-name="ce52"/>
          <table:table-cell table:style-name="ce55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26"/>
          <table:table-cell/>
          <table:table-cell table:style-name="ce22"/>
          <table:table-cell table:style-name="ce20" office:value-type="string" calcext:value-type="string">
            <text:p>keep lowest volume here!</text:p>
          </table:table-cell>
          <table:table-cell table:style-name="ce20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if the training day are kept mainly in one week the muscle and strength losses should be minimal</text:p>
          </table:table-cell>
          <table:table-cell table:style-name="ce20" table:number-columns-repeated="4"/>
          <table:table-cell table:number-columns-repeated="4"/>
        </table:table-row>
      </table:table>
      <table:table table:name="1RM Table" table:style-name="ta1">
        <table:table-column table:style-name="co23" table:default-cell-style-name="Default"/>
        <table:table-column table:style-name="co24" table:default-cell-style-name="ce60"/>
        <table:table-column table:style-name="co1" table:number-columns-repeated="3" table:default-cell-style-name="Default"/>
        <table:table-column table:style-name="co25" table:default-cell-style-name="ce68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57"/>
          <table:table-cell table:style-name="ce61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 progression</text:p>
          </table:table-cell>
          <table:table-cell/>
          <table:table-cell office:value-type="string" calcext:value-type="string">
            <text:p>estimate start for HS progression with 2.5 kgs</text:p>
          </table:table-cell>
          <table:table-cell/>
        </table:table-row>
        <table:table-row table:style-name="ro2">
          <table:table-cell table:style-name="ce57" office:value-type="string" calcext:value-type="string">
            <text:p>Deadlift</text:p>
          </table:table-cell>
          <table:table-cell table:style-name="ce62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  <table:table-cell/>
        </table:table-row>
        <table:table-row table:style-name="ro2">
          <table:table-cell table:style-name="ce57" office:value-type="string" calcext:value-type="string">
            <text:p>Push Press</text:p>
          </table:table-cell>
          <table:table-cell table:style-name="ce61" table:formula="of:=95/[.B34]" office:value-type="float" office:value="102.150537634409" calcext:value-type="float">
            <text:p>102.15</text:p>
          </table:table-cell>
          <table:table-cell/>
          <table:table-cell table:formula="of:=[.B5]*1.05" office:value-type="float" office:value="107.258064516129" calcext:value-type="float">
            <text:p>107.258064516129</text:p>
          </table:table-cell>
          <table:table-cell/>
          <table:table-cell table:formula="of:=[.B5]*0.95" office:value-type="float" office:value="97.0430107526882" calcext:value-type="float">
            <text:p>97.0</text:p>
          </table:table-cell>
          <table:table-cell/>
        </table:table-row>
        <table:table-row table:style-name="ro2">
          <table:table-cell table:style-name="ce57" office:value-type="string" calcext:value-type="string">
            <text:p>Jerk</text:p>
          </table:table-cell>
          <table:table-cell table:style-name="ce63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  <table:table-cell/>
        </table:table-row>
        <table:table-row table:style-name="ro2">
          <table:table-cell table:style-name="ce57" office:value-type="string" calcext:value-type="string">
            <text:p>Press</text:p>
          </table:table-cell>
          <table:table-cell table:style-name="ce61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  <table:table-cell/>
        </table:table-row>
        <table:table-row table:style-name="ro2">
          <table:table-cell table:style-name="ce57" office:value-type="string" calcext:value-type="string">
            <text:p>OVS</text:p>
          </table:table-cell>
          <table:table-cell table:style-name="ce64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3" calcext:value-type="float">
            <text:p>87.1</text:p>
          </table:table-cell>
          <table:table-cell/>
        </table:table-row>
        <table:table-row table:style-name="ro2">
          <table:table-cell table:style-name="ce57" office:value-type="string" calcext:value-type="string">
            <text:p>Back Squat</text:p>
          </table:table-cell>
          <table:table-cell table:style-name="ce61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  <table:table-cell table:formula="of:=[.F9]*[.B34]" office:value-type="float" office:value="141.36" calcext:value-type="float">
            <text:p>141.36</text:p>
          </table:table-cell>
        </table:table-row>
        <table:table-row table:style-name="ro2">
          <table:table-cell table:style-name="ce57" office:value-type="string" calcext:value-type="string">
            <text:p>Front Squat</text:p>
          </table:table-cell>
          <table:table-cell table:style-name="ce61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  <table:table-cell/>
        </table:table-row>
        <table:table-row table:style-name="ro2">
          <table:table-cell table:style-name="ce57" office:value-type="string" calcext:value-type="string">
            <text:p>Clean</text:p>
          </table:table-cell>
          <table:table-cell table:style-name="ce61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  <table:table-cell/>
        </table:table-row>
        <table:table-row table:style-name="ro2">
          <table:table-cell table:style-name="ce57" office:value-type="string" calcext:value-type="string">
            <text:p>Clean Pull</text:p>
          </table:table-cell>
          <table:table-cell table:style-name="ce61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  <table:table-cell/>
        </table:table-row>
        <table:table-row table:style-name="ro2">
          <table:table-cell table:style-name="ce57" office:value-type="string" calcext:value-type="string">
            <text:p>Snatch</text:p>
          </table:table-cell>
          <table:table-cell table:style-name="ce61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  <table:table-cell/>
        </table:table-row>
        <table:table-row table:style-name="ro2">
          <table:table-cell table:style-name="ce57" office:value-type="string" calcext:value-type="string">
            <text:p>Snatch pull</text:p>
          </table:table-cell>
          <table:table-cell table:style-name="ce61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  <table:table-cell/>
        </table:table-row>
        <table:table-row table:style-name="ro2">
          <table:table-cell table:style-name="ce57" office:value-type="string" calcext:value-type="string">
            <text:p>Power Clean</text:p>
          </table:table-cell>
          <table:table-cell table:style-name="ce61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  <table:table-cell/>
        </table:table-row>
        <table:table-row table:style-name="ro2">
          <table:table-cell table:style-name="ce57" office:value-type="string" calcext:value-type="string">
            <text:p>Power Snatch</text:p>
          </table:table-cell>
          <table:table-cell table:style-name="ce61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  <table:table-cell/>
        </table:table-row>
        <table:table-row table:style-name="ro2">
          <table:table-cell table:style-name="ce57" office:value-type="string" calcext:value-type="string">
            <text:p>CG Deficit Deadlift</text:p>
          </table:table-cell>
          <table:table-cell table:style-name="ce65" table:formula="of:=125/[.B35]" office:value-type="float" office:value="138.888888888889" calcext:value-type="float">
            <text:p>138.89</text:p>
          </table:table-cell>
          <table:table-cell/>
          <table:table-cell table:formula="of:=[.B17]*1.05" office:value-type="float" office:value="145.833333333333" calcext:value-type="float">
            <text:p>145.833333333333</text:p>
          </table:table-cell>
          <table:table-cell/>
          <table:table-cell table:formula="of:=[.B17]*0.95" office:value-type="float" office:value="131.944444444444" calcext:value-type="float">
            <text:p>131.9</text:p>
          </table:table-cell>
          <table:table-cell/>
        </table:table-row>
        <table:table-row table:style-name="ro2">
          <table:table-cell table:style-name="ce57" office:value-type="string" calcext:value-type="string">
            <text:p>Snatch Deadlift</text:p>
          </table:table-cell>
          <table:table-cell table:style-name="ce61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  <table:table-cell/>
        </table:table-row>
        <table:table-row table:style-name="ro2">
          <table:table-cell table:style-name="ce57" office:value-type="string" calcext:value-type="string">
            <text:p>Paused Deadlift</text:p>
          </table:table-cell>
          <table:table-cell table:style-name="ce61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  <table:table-cell/>
        </table:table-row>
        <table:table-row table:style-name="ro2">
          <table:table-cell table:style-name="ce57" office:value-type="string" calcext:value-type="string">
            <text:p>Clean Combination</text:p>
          </table:table-cell>
          <table:table-cell table:style-name="ce61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  <table:table-cell/>
        </table:table-row>
        <table:table-row table:style-name="ro2">
          <table:table-cell table:style-name="ce57" office:value-type="string" calcext:value-type="string">
            <text:p>Snatch Combination</text:p>
          </table:table-cell>
          <table:table-cell table:style-name="ce61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  <table:table-cell/>
        </table:table-row>
        <table:table-row table:style-name="ro2">
          <table:table-cell table:style-name="ce58" office:value-type="string" calcext:value-type="string">
            <text:p>Burn Squat</text:p>
          </table:table-cell>
          <table:table-cell table:style-name="ce66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  <table:table-cell/>
        </table:table-row>
        <table:table-row table:style-name="ro2">
          <table:table-cell table:style-name="ce58" office:value-type="string" calcext:value-type="string">
            <text:p>Clean and Jerk</text:p>
          </table:table-cell>
          <table:table-cell table:style-name="ce66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  <table:table-cell/>
        </table:table-row>
        <table:table-row table:style-name="ro2">
          <table:table-cell table:style-name="ce58" office:value-type="string" calcext:value-type="string">
            <text:p>SLDL</text:p>
          </table:table-cell>
          <table:table-cell table:style-name="ce66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  <table:table-cell/>
        </table:table-row>
        <table:table-row table:style-name="ro2">
          <table:table-cell table:style-name="ce58" office:value-type="string" calcext:value-type="string">
            <text:p>SLDL as Acc</text:p>
          </table:table-cell>
          <table:table-cell table:style-name="ce66" table:formula="of:=0.6*[.B24]" office:value-type="float" office:value="132.954545454545" calcext:value-type="float">
            <text:p>132.95</text:p>
          </table:table-cell>
          <table:table-cell table:number-columns-repeated="5"/>
        </table:table-row>
        <table:table-row table:style-name="ro2">
          <table:table-cell table:style-name="ce58"/>
          <table:table-cell table:style-name="ce66"/>
          <table:table-cell table:number-columns-repeated="5"/>
        </table:table-row>
        <table:table-row table:style-name="ro2">
          <table:table-cell table:style-name="ce58"/>
          <table:table-cell table:style-name="ce66"/>
          <table:table-cell/>
          <table:table-cell table:formula="of:=112.5/[.B33]" office:value-type="float" office:value="117.1875" calcext:value-type="float">
            <text:p>117.1875</text:p>
          </table:table-cell>
          <table:table-cell table:number-columns-repeated="3"/>
        </table:table-row>
        <table:table-row table:style-name="ro2">
          <table:table-cell table:style-name="ce58"/>
          <table:table-cell table:style-name="ce66"/>
          <table:table-cell/>
          <table:table-cell table:formula="of:=155/[.B34]" office:value-type="float" office:value="166.666666666667" calcext:value-type="float">
            <text:p>166.666666666667</text:p>
          </table:table-cell>
          <table:table-cell table:number-columns-repeated="3"/>
        </table:table-row>
        <table:table-row table:style-name="ro2" table:number-rows-repeated="2">
          <table:table-cell table:style-name="ce59"/>
          <table:table-cell table:style-name="ce67"/>
          <table:table-cell table:number-columns-repeated="5"/>
        </table:table-row>
        <table:table-row table:style-name="ro2">
          <table:table-cell table:style-name="ce58"/>
          <table:table-cell table:style-name="ce66" office:value-type="string" calcext:value-type="string">
            <text:p>1 Rep Max Table</text:p>
          </table:table-cell>
          <table:table-cell table:number-columns-repeated="5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5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66" office:value-type="float" office:value="0.96" calcext:value-type="float">
            <text:p>0.96</text:p>
          </table:table-cell>
          <table:table-cell table:number-columns-repeated="5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66"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66" office:value-type="float" office:value="0.9" calcext:value-type="float">
            <text:p>0.90</text:p>
          </table:table-cell>
          <table:table-cell table:number-columns-repeated="5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88" calcext:value-type="float">
            <text:p>0.88</text:p>
          </table:table-cell>
          <table:table-cell table:number-columns-repeated="5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66" office:value-type="float" office:value="0.86" calcext:value-type="float">
            <text:p>0.86</text:p>
          </table:table-cell>
          <table:table-cell table:number-columns-repeated="5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66" office:value-type="float" office:value="0.83" calcext:value-type="float">
            <text:p>0.83</text:p>
          </table:table-cell>
          <table:table-cell table:number-columns-repeated="5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81" calcext:value-type="float">
            <text:p>0.81</text:p>
          </table:table-cell>
          <table:table-cell table:number-columns-repeated="5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66" office:value-type="float" office:value="0.79" calcext:value-type="float">
            <text:p>0.79</text:p>
          </table:table-cell>
          <table:table-cell table:number-columns-repeated="5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66" office:value-type="float" office:value="0.77" calcext:value-type="float">
            <text:p>0.77</text:p>
          </table:table-cell>
          <table:table-cell table:number-columns-repeated="5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9"/>
        <table:table-column table:style-name="co11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0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table:style-name="ce38"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3" table:default-cell-style-name="ce39"/>
        <table:table-column table:style-name="co14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41" office:value-type="string" calcext:value-type="string">
            <text:p>Snatch x2</text:p>
          </table:table-cell>
          <table:table-cell table:style-name="ce44" office:value-type="string" calcext:value-type="string">
            <text:p>Complex Drop Snatch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0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 table:number-columns-repeated="2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9"/>
        <table:table-column table:style-name="co14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7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1"/>
          <table:table-cell table:style-name="ce44"/>
          <table:table-cell table:number-columns-repeated="7"/>
        </table:table-row>
        <table:table-row table:style-name="ro1">
          <table:table-cell table:number-columns-repeated="5"/>
          <table:table-cell table:style-name="ce44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style-name="ce32" table:number-columns-repeated="2"/>
          <table:table-cell table:style-name="ce39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9" table:number-columns-repeated="2"/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9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6]" office:value-type="float" office:value="0.8316" calcext:value-type="float">
            <text:p>0.83</text:p>
          </table:table-cell>
          <table:table-cell table:style-name="ce39" office:value-type="float" office:value="0.945" calcext:value-type="float">
            <text:p>0.95</text:p>
          </table:table-cell>
          <table:table-cell table:style-name="ce32" table:number-columns-repeated="2"/>
          <table:table-cell table:style-name="ce39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0]*[$'1RM Table'.$B$35]" office:value-type="float" office:value="0.9" calcext:value-type="float">
            <text:p>0.90</text:p>
          </table:table-cell>
          <table:table-cell table:style-name="ce39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9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1]*[$'1RM Table'.$B$34]" office:value-type="float" office:value="0.9765" calcext:value-type="float">
            <text:p>0.98</text:p>
          </table:table-cell>
          <table:table-cell table:style-name="ce39" office:value-type="float" office:value="1.05" calcext:value-type="float">
            <text:p>1.05</text:p>
          </table:table-cell>
          <table:table-cell table:style-name="ce32" table:number-columns-repeated="2"/>
          <table:table-cell table:style-name="ce39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style-name="ce32" table:number-columns-repeated="2"/>
          <table:table-cell table:style-name="ce39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9" table:number-columns-repeated="2"/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table:formula="of:=[.H17]*[$'1RM Table'.$B$36]" office:value-type="float" office:value="0.7304" calcext:value-type="float">
            <text:p>0.73</text:p>
          </table:table-cell>
          <table:table-cell table:style-name="ce39" office:value-type="float" office:value="0.83" calcext:value-type="float">
            <text:p>0.83</text:p>
          </table:table-cell>
          <table:table-cell table:style-name="ce32" table:number-columns-repeated="2"/>
          <table:table-cell table:style-name="ce39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9" table:formula="of:=[.H18]*[$'1RM Table'.$B$35]" office:value-type="float" office:value="0.792" calcext:value-type="float">
            <text:p>0.79</text:p>
          </table:table-cell>
          <table:table-cell table:style-name="ce39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9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9" table:formula="of:=[.H19]*[$'1RM Table'.$B$34]" office:value-type="float" office:value="0.8649" calcext:value-type="float">
            <text:p>0.86</text:p>
          </table:table-cell>
          <table:table-cell table:style-name="ce39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9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9" table:formula="of:=[.H20]*[$'1RM Table'.$B$34]" office:value-type="float" office:value="0.7" calcext:value-type="float">
            <text:p>0.70</text:p>
          </table:table-cell>
          <table:table-cell table:style-name="ce39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9" table:formula="of:=[.G20]*[$'1RM Table'.$B$5]" office:value-type="float" office:value="71.5053763440863" calcext:value-type="float">
            <text:p>71.5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style-name="ce32" table:number-columns-repeated="2"/>
          <table:table-cell table:style-name="ce48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9" table:number-columns-repeated="2"/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9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formula="of:=[.H26]*[$'1RM Table'.$B$33]" office:value-type="float" office:value="0.9072" calcext:value-type="float">
            <text:p>0.91</text:p>
          </table:table-cell>
          <table:table-cell table:style-name="ce39" office:value-type="float" office:value="0.945" calcext:value-type="float">
            <text:p>0.95</text:p>
          </table:table-cell>
          <table:table-cell table:style-name="ce32" table:number-columns-repeated="2"/>
          <table:table-cell table:style-name="ce39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9" table:formula="of:=[.H27]*[$'1RM Table'.$B$32]" office:value-type="float" office:value="1" calcext:value-type="float">
            <text:p>1.00</text:p>
          </table:table-cell>
          <table:table-cell table:style-name="ce39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9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9" table:formula="of:=[.H28]*[$'1RM Table'.$B$32]" office:value-type="float" office:value="1.05" calcext:value-type="float">
            <text:p>1.05</text:p>
          </table:table-cell>
          <table:table-cell table:style-name="ce39" office:value-type="float" office:value="1.05" calcext:value-type="float">
            <text:p>1.05</text:p>
          </table:table-cell>
          <table:table-cell table:style-name="ce32" table:number-columns-repeated="2"/>
          <table:table-cell table:style-name="ce39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Default"/>
        <table:table-column table:style-name="co4" table:default-cell-style-name="ce32"/>
        <table:table-column table:style-name="co15" table:default-cell-style-name="Default"/>
        <table:table-column table:style-name="co14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4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9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0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9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2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9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was done x2</text:p>
          </table:table-cell>
          <table:table-cell/>
          <table:table-cell table:style-name="Default" table:number-columns-repeated="4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snatch/clean pull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Week 3 was hard mental and sleep fat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7:39:11.772373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4T07:50:22.552238605</dc:date>
    <meta:editing-duration>P9DT15H26M11S</meta:editing-duration>
    <meta:editing-cycles>17</meta:editing-cycles>
    <meta:document-statistic meta:table-count="9" meta:cell-count="939" meta:object-count="0"/>
  </office:meta>
</office:document-meta>
</file>